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0pt" style:font-name-asian="Arial-BoldMT" style:font-size-asian="10pt" style:font-name-complex="Arial-BoldMT" style:font-size-complex="10pt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style:font-name="Arial-BoldMT" fo:font-size="18pt" fo:font-weight="bold" style:font-name-asian="Arial-BoldMT" style:font-size-asian="18pt" style:font-weight-asian="bold" style:font-name-complex="Arial-BoldMT" style:font-size-complex="18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4.5pt" fo:font-weight="bold" style:font-name-asian="Arial-BoldMT" style:font-size-asian="14.5pt" style:font-weight-asian="bold" style:font-name-complex="Arial-BoldMT" style:font-size-complex="14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4.5pt" fo:font-weight="normal" style:font-name-asian="Arial-BoldMT" style:font-size-asian="14.5pt" style:font-weight-asian="normal" style:font-name-complex="Arial-BoldMT" style:font-size-complex="14.5pt" style:font-weight-complex="normal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1.5pt" fo:font-weight="bold" style:font-name-asian="Arial-BoldMT" style:font-size-asian="11.5pt" style:font-weight-asian="bold" style:font-name-complex="Arial-BoldMT" style:font-size-complex="11.5pt" style:font-weight-complex="bold"/>
    </style:style>
    <style:style style:name="P6" style:family="paragraph" style:parent-style-name="Standard" style:list-style-name="L2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7" style:family="paragraph" style:parent-style-name="Standard" style:list-style-name="L3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10" style:family="paragraph" style:parent-style-name="Standard" style:list-style-name="">
      <style:paragraph-properties fo:text-align="center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11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3" style:family="text">
      <style:text-properties style:font-name="ArialMT" fo:font-size="11.5pt" style:font-name-asian="ArialMT" style:font-size-asian="11.5pt" style:font-name-complex="ArialMT" style:font-size-complex="11.5pt"/>
    </style:style>
    <style:style style:name="T4" style:family="text">
      <style:text-properties style:font-name="ArialMT" style:font-name-asian="ArialMT" style:font-name-complex="ArialM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ladimir Furman</text:p>
      <text:p text:style-name="P10">(408) 807 8858</text:p>
      <text:p text:style-name="P10">158 Las Astas Dr</text:p>
      <text:p text:style-name="P10">Los Gatos, CA</text:p>
      <text:p text:style-name="P10">Vladimir.Furman2@gmail.com</text:p>
      <text:p text:style-name="P10"/>
      <text:p text:style-name="P3">Objective</text:p>
      <text:p text:style-name="P8">Seeking experience in software engineering where I can make an impact.</text:p>
      <text:p text:style-name="P8"/>
      <text:p text:style-name="P3">Education</text:p>
      <text:p text:style-name="P5">University Of California Santa Cruz</text:p>
      <text:p text:style-name="P8">Degree: Bachelor of Science in Computer Science</text:p>
      <text:p text:style-name="P8">Current GPA: 3.46</text:p>
      <text:p text:style-name="P8">Date of Completion: June 2014</text:p>
      <text:p text:style-name="P8"><text:span text:style-name="T3"/></text:p>
      <text:p text:style-name="P3">Professional Skills</text:p>
      <text:p text:style-name="P1"><text:span text:style-name="T1">Advanced: </text:span><text:span text:style-name="T2">C, C++</text:span></text:p>
      <text:p text:style-name="P1"><text:span text:style-name="T1">Intermediate: </text:span><text:span text:style-name="T3">C#, XML, Java, Perl, Unix, Windows</text:span></text:p>
      <text:p text:style-name="P1"><text:span text:style-name="T1">Beginner: </text:span><text:span text:style-name="T3">Assembly, SolidWorks</text:span></text:p>
      <text:p text:style-name="P1"><text:span text:style-name="T3"/></text:p>
      <text:p text:style-name="P3">Relevant Experience</text:p>
      <text:p text:style-name="P5">Microsoft Intern: Software Development Engineer in Test (June - August 2013)</text:p>
      <text:list xml:id="list2826089324096602716" text:style-name="L2">
        <text:list-item>
          <text:p text:style-name="P6">Worked with C# and XML</text:p>
        </text:list-item>
        <text:list-item>
          <text:p text:style-name="P6">Developed AERS system for multi-versioned testing of products</text:p>
          <text:p text:style-name="P6"/>
        </text:list-item>
      </text:list>
      <text:p text:style-name="P5">Teaching Assistant/Tutor/Grader at UC Santa Cruz (September 2013 – Present)</text:p>
      <text:list xml:id="list22741703" text:continue-numbering="true" text:style-name="L2">
        <text:list-item>
          <text:p text:style-name="P6">Advanced C++ programming (taught by Ira Pohl): led discussion sections and presented guest lecture on multithreading in the C++11 standard</text:p>
          <text:p text:style-name="P6"/>
        </text:list-item>
      </text:list>
      <text:p text:style-name="P5">Software Engineering Class (September – December 2013)</text:p>
      <text:list xml:id="list7976760297206772640" text:style-name="L3">
        <text:list-item>
          <text:p text:style-name="P7">Developed mobile application for student use as part of a team, using Agile Methodology</text:p>
          <text:p text:style-name="P7"/>
        </text:list-item>
      </text:list>
      <text:p text:style-name="P5">Mechatronics: Build and Design an Autonomous Robot (February – March 2013)</text:p>
      <text:list xml:id="list4447753572181710925" text:style-name="L1">
        <text:list-item>
          <text:p text:style-name="P9">http://goo.gl/0S27C Project details and photographs</text:p>
        </text:list-item>
        <text:list-item>
          <text:p text:style-name="P9">Robot that autonomously navigates a field and attacks the enemy robot</text:p>
        </text:list-item>
        <text:list-item>
          <text:p text:style-name="P9">Coded robot state machine (determines robot actions) in C</text:p>
          <text:p text:style-name="P9"/>
        </text:list-item>
      </text:list>
      <text:p text:style-name="P3">Languages</text:p>
      <text:p text:style-name="P11"><text:span text:style-name="T3">English: native – Russian: fluent – German: conversational</text:span></text:p>
      <text:p text:style-name="P11"><text:span text:style-name="T3"/></text:p>
      <text:p text:style-name="P3"><text:span text:style-name="T4">Interests</text:span></text:p>
      <text:p text:style-name="P4"><text:span text:style-name="T3">I'm currently spending most of my free time assisting Alex Nelson, a graduate student, with his research. I'm modifying fiwalk/sleuthkit to provide more metadata for hard disk forensic analysis.</text:span></text:p>
      <text:p text:style-name="P4"><text:span text:style-name="T3">Thankfully, I still have time to organize and run a D&amp;D grou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Furman</meta:initial-creator>
    <meta:creation-date>2014-05-14T02:32:25.89</meta:creation-date>
    <dc:date>2014-05-14T02:57:07.92</dc:date>
    <dc:creator>Vladimir Furman</dc:creator>
    <meta:editing-duration>PT7M55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33" meta:word-count="232" meta:character-count="1535"/>
  </office:meta>
</office:document-meta>
</file>